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0.5pt" style:font-size-asian="10.5pt" style:font-size-complex="10.5pt"/>
    </style:style>
    <style:style style:name="P21"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7"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8"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39"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0"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1" style:family="paragraph" style:parent-style-name="Text_20_body_20_indent">
      <style:text-properties style:font-name="Times New Roman" fo:font-size="10.5pt" fo:font-weight="normal" style:font-size-asian="10.5pt" style:font-weight-asian="normal" style:font-size-complex="10.5pt"/>
    </style:style>
    <style:style style:name="P42"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45"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6" style:family="paragraph" style:parent-style-name="Normale" style:list-style-name="L1">
      <style:paragraph-properties fo:text-align="justify" style:justify-single-word="false"/>
      <style:text-properties fo:background-color="transparent"/>
    </style:style>
    <style:style style:name="P47"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8"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50"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51"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52"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4"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5"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6"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T7" style:family="text">
      <style:text-properties fo:color="#000000" fo:font-size="10.5pt" style:text-underline-style="solid" style:text-underline-width="auto" style:text-underline-color="font-color" fo:background-color="transparent" style:font-size-asian="10.5pt" style:font-size-complex="10.5pt"/>
    </style:style>
    <style:style style:name="T8" style:family="text">
      <style:text-properties fo:color="#000000"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T9" style:family="text">
      <style:text-properties fo:color="#000000" fo:font-size="10.5pt" fo:font-weight="normal" fo:background-color="transparent" style:font-size-asian="10.5pt" style:font-weight-asian="normal" style:font-size-complex="10.5pt" style:font-weight-complex="normal"/>
    </style:style>
    <style:style style:name="T1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11" style:family="text">
      <style:text-properties fo:font-style="italic" fo:font-weight="normal" style:font-style-asian="italic" style:font-weight-asian="normal"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background-color="#00cc33" style:font-style-asian="italic" style:font-style-complex="italic"/>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style:font-name="Times New Roman"/>
    </style:style>
    <style:style style:name="T18" style:family="text">
      <style:text-properties style:font-name="Times New Roman" fo:font-size="10.5pt" style:font-size-asian="10.5pt" style:font-size-complex="10.5pt"/>
    </style:style>
    <style:style style:name="T19"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20"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21" style:family="text">
      <style:text-properties style:font-name="Times New Roman" fo:font-size="10.5pt" fo:background-color="transparent" style:font-size-asian="10.5pt" style:font-size-complex="10.5pt"/>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style:text-underline-style="none" fo:font-weight="bold" style:font-weight-asian="bold" style:font-weight-complex="bold"/>
    </style:style>
    <style:style style:name="T24" style:family="text">
      <style:text-properties style:font-name="Times New Roman" style:text-underline-style="none" fo:font-weight="bold" fo:background-color="#ffff00" style:font-weight-asian="bold" style:font-weight-complex="bold"/>
    </style:style>
    <style:style style:name="T25" style:family="text">
      <style:text-properties style:font-name="Times New Roman" style:text-underline-style="none" fo:font-weight="bold" fo:background-color="transparent" style:font-weight-asian="bold" style:font-weight-complex="bold"/>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weight="bold" style:font-weight-asian="bold" style:font-weight-complex="bold"/>
    </style:style>
    <style:style style:name="T28" style:family="text">
      <style:text-properties style:text-underline-style="none"/>
    </style:style>
    <style:style style:name="T29" style:family="text">
      <style:text-properties fo:background-color="#ffcc00"/>
    </style:style>
    <style:style style:name="T30" style:family="text">
      <style:text-properties fo:background-color="#66ffff"/>
    </style:style>
    <style:style style:name="T31" style:family="text">
      <style:text-properties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T32" style:family="text">
      <style:text-properties fo:font-size="10.5pt" style:text-underline-style="solid" style:text-underline-width="auto" style:text-underline-color="font-color" fo:background-color="transparent" style:font-size-asian="10.5pt" style:font-size-complex="10.5pt"/>
    </style:style>
    <style:style style:name="T33" style:family="text">
      <style:text-properties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T34" style:family="text">
      <style:text-properties fo:font-size="10.5pt" fo:font-weight="normal" fo:background-color="transparent" style:font-size-asian="10.5pt" style:font-weight-asian="normal" style:font-size-complex="10.5pt" style:font-weight-complex="normal"/>
    </style:style>
    <style:style style:name="T35" style:family="text">
      <style:text-properties fo:font-size="10.5pt" style:text-underline-style="none" fo:font-weight="normal" fo:background-color="transparent" style:font-size-asian="10.5pt" style:font-weight-asian="normal" style:font-size-complex="10.5pt" style:font-weight-complex="normal"/>
    </style:style>
    <style:style style:name="T36" style:family="text">
      <style:text-properties fo:background-color="#66ff99"/>
    </style:style>
    <style:style style:name="T37" style:family="text">
      <style:text-properties fo:background-color="#00ff66"/>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8">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8">[progettisti.cap] [progettisti.comune] ([progettisti.prov])</text:span></text:span></text:p>
            <text:p text:style-name="P25"><text:span text:style-name="Car._20_predefinito_20_paragrafo"><text:span text:style-name="T18">[progettisti.pec]</text:span></text:span></text:p>
            <text:p text:style-name="P25"><text:span text:style-name="Car._20_predefinito_20_paragrafo"><text:span text:style-name="T18"/></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30">standards urbanistici (verde e parcheggi)</text:span> non reperiti </text:p>
          </table:table-cell>
        </table:table-row>
      </table:table>
      <text:p text:style-name="P31"/>
      <text:p text:style-name="P33">Con riferimento alla <text:span text:style-name="T22">[tipo_pratica]</text:span> indicata in oggetto, <text:span text:style-name="T29">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4"/>
      <text:p text:style-name="P35">IN CASO DI SCIA </text:p>
      <text:p text:style-name="P35">Con riferimento alla <text:span text:style-name="T22">[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1"/>
      <text:p text:style-name="P33"><text:span text:style-name="T17">L’importo da versare ai sensi dell’art. 2 comma 1, lett. a) e lett. b) della L.R. n. 25/95, <text:s/>calcolato dal Suo progettista </text:span><text:span text:style-name="T26">oppure</text:span><text:span text:style-name="T17"> <text:s/>calcolato dall’ufficio scrivente, ammonta ad un totale di <text:s/></text:span><text:span text:style-name="T27">€ [oneri_totale].</text:span></text:p>
      <text:p text:style-name="P39">MONETIZZAZIONE STANDARS URBANISTICI</text:p>
      <text:p text:style-name="P39">Inoltre, tenuto conto che non sono stati reperiti gli spazi a parcheggio<text:span text:style-name="T36">/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65 €/mq (aggiornamento 2014) <text:span text:style-name="T37">e per il verde nella misura di € 131,34 €/mq (aggiornamento 2014) </text:span></text:p>
      <text:p text:style-name="P39">Pertanto nel caso in argomento è necessario versare l’importo di € [monetizzazione_totale]</text:p>
      <text:p text:style-name="P49"><text:soft-page-break/></text:p>
      <text:p text:style-name="P20"><text:span text:style-name="T23"><text:tab/></text:span><text:span text:style-name="T24">MONETIZZAZIONE PARCHEGGI PERTINENZIALI</text:span></text:p>
      <text:p text:style-name="P50"><text:tab/></text:p>
      <text:p text:style-name="P20"><text:span text:style-name="T25"><text:tab/>I</text:span><text:span text:style-name="T24">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alla realizzazione di tali spazi, che è stato quantificato nella misura di € 2.516,07 (tariffa a posto auto) <text:s/>di 100,65 €/mq (tariffa a mq.) <text:s/></text:span></text:p>
      <text:p text:style-name="P49"><text:tab/></text:p>
      <text:p text:style-name="P20"><text:span text:style-name="T25"><text:tab/></text:span><text:span text:style-name="T24">Pertanto nel caso in argomento è necessario versare l’importo di € [monetizzazione_totale]</text:span></text:p>
      <text:p text:style-name="P49"><text:tab/></text:p>
      <text:p text:style-name="P49"><text:tab/>Tali somme dovranno essere versate presso la Tesoreria Comunale del Comune (CA.RI.SA., via Ambrogio Aonzo) sul c.c. n° 17/90(codice IBAN IT31 H063 1010 6980 0000 0001 790) <text:s/>indicando le seguenti causali:</text:p>
      <text:p text:style-name="P31"><text:span text:style-name="T4">€ [oneri_totale] <text:s/></text:span><text:span text:style-name="T13">quota di contributo ai sensi dell’art. 2 comma 1, lett. a) e b) della L.R. n. 25/95</text:span></text:p>
      <text:p text:style-name="P38">€ [monetizzazione_totale] <text:span text:style-name="T12">contributo sostitutivo parcheggi </text:span><text:span text:style-name="T14">e verde</text:span><text:span text:style-name="T12"> non reperiti </text:span></text:p>
      <text:p text:style-name="P21"><text:tab/></text:p>
      <text:p text:style-name="P21"><text:tab/></text:p>
      <text:p text:style-name="P52"><text:tab/>Si rammenta che il termine di 30 giorni per dare corso alle opere decorre dalla data di presentazione della documentazione integrativa ossia <text:s/>dal ...............</text:p>
      <text:p text:style-name="P44"/>
      <text:p text:style-name="P32">Alla comunicazione di inizio lavori prevista dall'art.26, comma 5 della L.R. 16/08 dovrà essere allegata:</text:p>
      <text:list xml:id="list6997093246065514842" text:style-name="L1">
        <text:list-item>
          <text:p text:style-name="P47">copia delle ricevute dei versamenti effettuati</text:p>
        </text:list-item>
        <text:list-item>
          <text:p text:style-name="P46"><text:span text:style-name="T19">documentazione prevista dall'art. 90 del D.Lgs 81/09 relativamente alla ditta esecutrice</text:span><text:span text:style-name="T20"> </text:span><text:span text:style-name="T19">ossia:</text:span></text:p>
          <text:list>
            <text:list-header>
              <text:p text:style-name="P54">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5"><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1">www.comune.savona.it</text:span></text:a><text:a xlink:type="simple" xlink:href="http://www.comune.savona.it/" text:style-name="Internet_20_link" text:visited-style-name="Visited_20_Internet_20_Link"><text:span text:style-name="T21">)</text:span></text:a></text:p>
              <text:p text:style-name="P55"><text:span text:style-name="T1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5">www.comune.savona.it</text:span></text:a><text:span text:style-name="T10">)</text:span></text:p>
            </text:list-header>
          </text:list>
          <text:p text:style-name="P48"/>
        </text:list-item>
      </text:list>
      <text:p text:style-name="P36">oppure</text:p>
      <text:p text:style-name="P37"/>
      <text:p text:style-name="P37">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6">oppure</text:p>
      <text:p text:style-name="P42"><text:span text:style-name="T28">Alla comunicazione di inizio lavori dovrà essere allegata </text:span>copia delle ricevute dei versamenti effettuati<text:span text:style-name="T16"> </text:span>nonché la documentazione prevista dall'art. 90 del D.Lgs 81/09 relativamente alla ditta esecutrice qualora la documentazione già trasmessa in allegato alla DIA non sia più in corso di validità.</text:p>
      <text:p text:style-name="P43"/>
      <text:p text:style-name="P43">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text:soft-page-break/></text:p>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5">[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27"/>
      <text:h text:style-name="P56"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40">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41"/>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41"/>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41"/>
      <text:p text:style-name="P30">Titolari del trattamento.</text:p>
      <text:p text:style-name="P29"><text:span text:style-name="T15">Il Comune di Savona assume la qualifica </text:span><text:span text:style-name="T11">di titolare del trattamento dei dati personali</text:span><text:span text:style-name="T15">.</text:span></text:p>
      <text:p text:style-name="P28">Il responsabile del trattamento dei dati personali è il Direttore del Settore Pianificazione Territoriale Arch. Giovanna Macario.</text:p>
      <text:p text:style-name="P41"/>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1"/>
      <text:p text:style-name="P30">Consenso.</text:p>
      <text:p text:style-name="P28">Il Comune di Savona, in quanto soggetto pubblico, non deve acquisire il consenso degli interessati per poter trattare i loro dati personali.</text:p>
      <text:p text:style-name="P41"/>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6T17:30:16.71</dc:date>
    <meta:print-date>2013-02-20T09:35:00</meta:print-date>
    <meta:editing-cycles>29</meta:editing-cycles>
    <meta:editing-duration>PT3H41M42S</meta:editing-duration>
    <meta:generator>OpenOffice/4.1.0$Win32 OpenOffice.org_project/410m18$Build-9764</meta:generator>
    <meta:document-statistic meta:table-count="5" meta:image-count="1" meta:object-count="0" meta:page-count="3" meta:paragraph-count="98" meta:word-count="1272" meta:character-count="9205"/>
  </office:meta>
</office:document-meta>
</file>